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textmaker="tm" office:version="1.0">
  <office:font-face-decls>
    <style:font-face style:name="Basic Roman" svg:font-family="Basic Roman" style:font-family-generic="roman"/>
    <style:font-face style:name="Basic Sans" svg:font-family="Basic Sans" style:font-family-generic="roman"/>
    <style:font-face style:name="Times New Roman" svg:font-family="Times New Roman" style:font-family-generic="roman"/>
    <style:font-face style:name="SimSun" svg:font-family="SimSun"/>
    <style:font-face style:name="Arial" svg:font-family="Arial" style:font-family-generic="swiss"/>
  </office:font-face-decls>
  <office:automatic-styles>
    <style:style style:name="PZERO" style:family="paragraph" style:parent-style-name="Normal">
      <style:paragraph-properties fo:line-height="0.035cm" text:number-lines="true"/>
    </style:style>
    <style:style style:name="P8" style:family="paragraph" style:parent-style-name="Normal">
      <style:paragraph-properties text:number-lines="true"/>
      <style:text-properties fo:font-size="14pt" style:font-size-asian="14pt" style:font-size-complex="14pt"/>
    </style:style>
    <style:style style:name="P9" style:family="paragraph" style:parent-style-name="Normal">
      <style:paragraph-properties fo:text-indent="1.270cm" style:auto-text-indent="false" text:number-lines="true"/>
      <style:text-properties fo:font-size="14pt" style:font-size-asian="14pt" style:font-size-complex="14pt"/>
    </style:style>
    <style:style style:name="T7" style:family="text">
      <style:text-properties style:font-name="Times New Roman" fo:font-size="14pt" fo:font-weight="normal" fo:font-style="normal" fo:language="en" fo:country="us" style:font-name-asian="SimSun" style:font-size-asian="14pt" style:font-weight-asian="normal" style:font-style-asian="normal" style:language-asian="none" style:country-asian="none" style:font-name-complex="Times New Roman" style:font-size-complex="14pt" style:font-weight-complex="normal" style:font-style-complex="normal" style:language-complex="none" style:country-complex="none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Sect1" style:family="section">
      <style:section-properties/>
    </style:style>
    <style:style style:name="Sect2" style:family="section">
      <style:section-properties/>
    </style:style>
    <style:style style:name="fr1" style:family="graphic" style:parent-style-name="Frame">
      <style:graphic-properties style:vertical-pos="top" style:vertical-rel="baseline" style:run-through="foreground"/>
    </style:style>
  </office:automatic-styles>
  <office:body>
    <office:text>
      <text:sequence-decls>
        <text:sequence-decl text:display-outline-level="0" text:name="Table"/>
        <text:sequence-decl text:display-outline-level="0" text:name="Figure"/>
        <text:sequence-decl text:display-outline-level="0" text:name="Picture"/>
      </text:sequence-decls>
      <text:section text:style-name="Sect2" text:name="Section2">
        <text:p text:style-name="P8"><text:span text:style-name="T7">Λειτουργικά Συστήματα</text:span></text:p>
        <text:p text:style-name="P8"><text:span text:style-name="T7">2η Εργασία</text:span></text:p>
        <text:p text:style-name="P8"/>
        <text:p text:style-name="P8"><text:span text:style-name="T7">Αλέξανδρος Καραθάνος</text:span></text:p>
        <text:p text:style-name="P8"><text:span text:style-name="T7">1115201400326</text:span></text:p>
        <text:p text:style-name="P8"/>
        <text:p text:style-name="P8"><text:span text:style-name="T7">20/11/19</text:span></text:p>
        <text:p text:style-name="P8"/>
        <text:p text:style-name="P8"><text:span text:style-name="T7">Η εργασία υλοποιήθηκε σύμφωνα με τις οδηγίες της εκφώνησης και υποδείξεις απο το piazza.</text:span></text:p>
        <text:p text:style-name="P8"/>
        <text:p text:style-name="P9"><text:span text:style-name="T7"> Υλοποιήθηκαν ξεχωριστά προγράμματα mysort (coordinator), coach,sorter και 2 αλγόριθμοι ταξινόμησης quicksort και heapsort με nlogn πολυπλοκοτητα (με πηγές για τους συγκεκριμένους αλγορίθμους από</text:span><text:span text:style-name="T7"> geeksforgeeks.org και rosettacode.org τροποποιημένοι κατάλληλα).</text:span></text:p>
        <text:p text:style-name="P9"/>
        <text:p text:style-name="P9"><text:span text:style-name="T7">Χρησιμοποιήθηκαν named pipes, fork, exec, </text:span><text:s/><text:span text:style-name="T7">signals </text:span><text:s/><text:span text:style-name="T7">και ανάλογα με την κλήση του προγράμματος γίνεται ο διαχωρισμός των εγγραφών σύμφωνα με τις οδηγίες.</text:span></text:p>
        <text:p text:style-name="P9"/>
        <text:p text:style-name="P9"><text:span text:style-name="T7">Ορισμένες ‘παραδοχές’ είναι ότι οι coaches είναι 0 based όπως στην εκφώνηση ενώ columns , line start/end είναι 1 based. 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textmaker="tm" office:version="1.0">
  <office:font-face-decls>
    <style:font-face style:name="Basic Roman" svg:font-family="Basic Roman" style:font-family-generic="roman"/>
    <style:font-face style:name="Times New Roman" svg:font-family="Times New Roman" style:font-family-generic="roman"/>
    <style:font-face style:name="SimSun" svg:font-family="SimSun"/>
    <style:font-face style:name="Arial" svg:font-family="Arial" style:font-family-generic="swiss"/>
  </office:font-face-decls>
  <office:styles>
    <style:default-style style:family="paragraph">
      <style:paragraph-properties fo:text-align="start" style:tab-stop-distance="1.270cm" fo:hyphenation-ladder-count="no-limit"/>
      <style:text-properties fo:hyphenate="true" fo:hyphenation-remain-char-count="2" fo:hyphenation-push-char-count="2" style:font-name="Times New Roman" fo:font-size="10pt" style:font-name-asian="SimSun" style:font-size-asian="10pt" style:font-name-complex="Times New Roman" style:font-size-complex="10pt" style:use-window-font-color="true" style:letter-kerning="true"/>
    </style:default-style>
    <style:default-style style:family="text">
      <style:text-properties style:font-name="Times New Roman" fo:font-size="10pt" style:font-name-asian="SimSun" style:font-size-asian="10pt" style:font-name-complex="Times New Roman" style:font-size-complex="10pt" style:use-window-font-color="true" style:letter-kerning="true"/>
    </style:default-style>
    <style:style style:name="Normal" style:display-name="Normal" style:family="paragraph">
      <style:paragraph-properties fo:margin-left="0.000cm" fo:margin-right="0.000cm" fo:text-indent="0.000cm" style:auto-text-indent="false" textmaker:pgf-auto-space-before="false" fo:margin-top="0.000cm" textmaker:pgf-auto-space-after="false" fo:margin-bottom="0.000cm" fo:line-height="100%" style:tab-stop-distance="1.270cm" fo:background-color="transparent" fo:padding-left="0.106cm" fo:padding-right="0.106cm" fo:padding-top="0.106cm" fo:padding-bottom="0.106cm" fo:border-left="none" fo:border-right="none" fo:border-top="none" fo:border-bottom="none" style:writing-mode="lr-tb" fo:text-align="start" fo:keep-with-next="none" fo:keep-together="none" fo:widows="0" fo:orphans="0" fo:break-before="auto" fo:hyphenation-ladder-count="no-limit" text:number-lines="false"/>
      <style:text-properties fo:hyphenate="true" fo:hyphenation-remain-char-count="2" fo:hyphenation-push-char-count="2" style:font-name="Times New Roman" fo:font-size="10pt" fo:font-weight="normal" fo:font-style="normal" fo:language="en" fo:country="us" style:font-name-asian="SimSun" style:font-size-asian="10pt" style:font-weight-asian="normal" style:font-style-asian="normal" style:language-asian="none" style:country-asian="none" style:font-name-complex="Times New Roman" style:font-size-complex="10pt" style:font-weight-complex="normal" style:font-style-complex="normal" style:language-complex="none" style:country-complex="none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Heading_20_1" style:display-name="Heading 1" style:family="paragraph" style:parent-style-name="Normal" style:next-style-name="Normal" style:default-outline-level="1">
      <style:paragraph-properties fo:margin-top="0.423cm" fo:margin-bottom="0.106cm" fo:keep-with-next="always" fo:keep-together="always" text:number-lines="tru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Heading_20_2" style:display-name="Heading 2" style:family="paragraph" style:parent-style-name="Heading_20_1" style:next-style-name="Normal" style:default-outline-level="2">
      <style:paragraph-properties text:number-lines="true"/>
      <style:text-properties fo:font-size="16pt" style:font-size-asian="16pt" style:font-size-complex="16pt"/>
    </style:style>
    <style:style style:name="Heading_20_3" style:display-name="Heading 3" style:family="paragraph" style:parent-style-name="Heading_20_2" style:next-style-name="Normal" style:default-outline-level="3">
      <style:paragraph-properties text:number-lines="true"/>
      <style:text-properties fo:font-size="14pt" style:font-size-asian="14pt" style:font-size-complex="14pt"/>
    </style:style>
    <style:style style:name="Normal" style:display-name="Normal" style:family="text">
      <style:text-properties style:font-name="Times New Roman" fo:font-size="10pt" style:font-name-asian="SimSun" style:font-size-asian="10pt" style:font-name-complex="Times New Roman" style:font-size-complex="10pt" style:use-window-font-color="true" style:letter-kerning="true"/>
    </style:style>
    <style:style style:name="Hyperlink" style:display-name="Hyperlink" style:family="text">
      <style:text-properties fo:color="#0000ff" style:text-underline-style="solid" style:text-underline-mode="continuous" style:text-underline-width="auto" style:text-underline-color="font-color"/>
    </style:style>
    <style:style style:name="Frame" style:family="graphic"/>
    <text:notes-configuration text:note-class="footnote" style:num-format="1" text:start-value="0" text:footnotes-position="page" text:start-numbering-at="document"/>
  </office:styles>
  <office:automatic-styles>
    <style:style style:name="Sect1" style:family="section">
      <style:section-properties/>
    </style:style>
    <style:style style:name="Sect2" style:family="section">
      <style:section-properties/>
    </style:style>
    <style:page-layout style:name="pm1">
      <style:page-layout-properties fo:page-width="21.590cm" fo:page-height="27.940cm" style:print-orientation="portrait" fo:margin-top="2.540cm" fo:margin-bottom="2.540cm" fo:margin-left="2.540cm" fo:margin-right="2.540cm">
        <style:footnote-sep style:width="0.021cm" style:color="#000000" style:distance-before-sep="0.127cm" style:distance-after-sep="0.127cm" style:adjustment="left" style:rel-width="100%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TextMaker</meta:generator>
    <meta:creation-date>2019-11-20T22:10:45</meta:creation-date>
    <dc:date>2019-11-20T22:42:52</dc:date>
    <meta:print-date>1970-01-01T02:00:00</meta:print-date>
  </office:meta>
</office:document-meta>
</file>